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INSERT INTO roles (r_name) VALUES</text:p>
      <text:p text:style-name="Standard">('STUDENT'),</text:p>
      <text:p text:style-name="Standard">('COCO'),</text:p>
      <text:p text:style-name="Standard">('FACULTY');</text:p>
      <text:p text:style-name="Standard"/>
      <text:p text:style-name="Standard">INSERT INTO users (email, mobile, password, username, role_id) VALUES</text:p>
      <text:p text:style-name="Standard">('user1@example.com', '1234567890', 'abcd', 'user1', 1),</text:p>
      <text:p text:style-name="Standard">('user2@example.com', '0987654321', 'abcd', 'user2', 1),</text:p>
      <text:p text:style-name="Standard">('user3@example.com', '9876543210', 'abcd', 'user3', 1),</text:p>
      <text:p text:style-name="Standard">('user4@example.com', '1234567890', 'abcd', 'user4', 1),</text:p>
      <text:p text:style-name="Standard">('user5@example.com', '0987654321', 'abcd', 'user5', 1),</text:p>
      <text:p text:style-name="Standard">('user6@example.com', '9876543210', 'abcd', 'user6', 1),</text:p>
      <text:p text:style-name="Standard">('user7@example.com', '1234567890', 'abcd', 'user7', 1),</text:p>
      <text:p text:style-name="Standard">('user8@example.com', '0987654321', 'abcd', 'user8', 1),</text:p>
      <text:p text:style-name="Standard">('user9@example.com', '9876543210', 'abcd', 'user9', 1),</text:p>
      <text:p text:style-name="Standard">('user10@example.com', '1234567890', 'abcd', 'user10', 1),</text:p>
      <text:p text:style-name="Standard">('user11@example.com', '0987654321', 'abcd', 'user11', 1),</text:p>
      <text:p text:style-name="Standard">('user12@example.com', '9876543210', 'abcd', 'user12', 1),</text:p>
      <text:p text:style-name="Standard">('user13@example.com', '1234567890', 'abcd', 'user13', 1),</text:p>
      <text:p text:style-name="Standard">('user14@example.com', '0987654321', 'abcd', 'user14', 1),</text:p>
      <text:p text:style-name="Standard">('user15@example.com', '9876543210', 'abcd', 'user15', 1),</text:p>
      <text:p text:style-name="Standard">('user16@example.com', '1234567890', 'abcd', 'user16', 1),</text:p>
      <text:p text:style-name="Standard">('user17@example.com', '0987654321', 'abcd', 'user17', 1),</text:p>
      <text:p text:style-name="Standard">('user18@example.com', '9876543210', 'abcd', 'user18', 1),</text:p>
      <text:p text:style-name="Standard">('rajiv@gmail.com', '1234567890', 'abcd', 'rajiv', 2),</text:p>
      <text:p text:style-name="Standard">('madhav@gmail.com', '0987654321', 'abcd', 'madhav', 2),</text:p>
      <text:p text:style-name="Standard">('ramesh@gmail.com', '9876543210', 'abcd', 'ramesh', 3),</text:p>
      <text:p text:style-name="Standard">('pooja@gmail.com', '1234567890', 'abcd', 'pooja', 3),</text:p>
      <text:p text:style-name="Standard">('omkar@gmail.com', '0987654321', 'abcd', 'omkar', 3),</text:p>
      <text:p text:style-name="Standard">('rugveda@gmail.com', '9876543210', 'abcd', 'rugveda', 3);</text:p>
      <text:p text:style-name="Standard"/>
      <text:p text:style-name="Standard">INSERT INTO subjects<text:s/>(ia_1marks, ia_2marks, lab_marks, theory_marks, subject)</text:p>
      <text:p text:style-name="Standard">VALUES</text:p>
      <text:p text:style-name="Standard"><text:s text:c="4"/>(40, 40, 40, 40, 'DBT'),</text:p>
      <text:p text:style-name="Standard"><text:s text:c="4"/>(40, 40, 40, 40, 'MS.NET'),</text:p>
      <text:p text:style-name="Standard"><text:s text:c="4"/>(40, 40, 40, 40, 'OS'),</text:p>
      <text:p text:style-name="Standard"><text:s text:c="4"/>(40, 40, 40, 40, 'SDM'),</text:p>
      <text:p text:style-name="Standard"><text:s text:c="4"/>(40, 40, 40, 40, 'OOPWithJava');</text:p>
      <text:p text:style-name="Standard"/>
      <text:p text:style-name="Standard">INSERT INTO courses (c_duration, c_name) VALUES</text:p>
      <text:p text:style-name="Standard">('6 months', 'DAC'),</text:p>
      <text:p text:style-name="Standard">('6 months', 'DBDA'),</text:p>
      <text:p text:style-name="Standard">('6 months', 'DMC'),</text:p>
      <text:p text:style-name="Standard">('6 months', 'DESD'),</text:p>
      <text:p text:style-name="Standard">('6 months', 'DITISS');</text:p>
      <text:p text:style-name="Standard"/>
      <text:p text:style-name="Standard"/>
      <text:p text:style-name="Standard">INSERT INTO students (grup, course_id, user_id)</text:p>
      <text:p text:style-name="Standard">VALUES</text:p>
      <text:p text:style-name="Standard"><text:s text:c="4"/>('D1', 1, 3),</text:p>
      <text:p text:style-name="Standard"><text:s text:c="4"/>('D1', 1, 4),</text:p>
      <text:p text:style-name="Standard"><text:s text:c="4"/>('D1', 1, 5),</text:p>
      <text:p text:style-name="Standard"><text:s text:c="4"/>('D1', 1, 6),</text:p>
      <text:p text:style-name="Standard"><text:s text:c="4"/>('D2', 1, 7),</text:p>
      <text:p text:style-name="Standard"><text:s text:c="4"/>('D2', 1, 8),</text:p>
      <text:p text:style-name="Standard"><text:s text:c="4"/>('D2', 1, 9),</text:p>
      <text:p text:style-name="Standard"><text:s text:c="4"/>('D2', 1, 10),</text:p>
      <text:p text:style-name="Standard"><text:s text:c="4"/>('D2', 1, 11),</text:p>
      <text:p text:style-name="Standard"><text:s text:c="4"/>('D2', 1, 12),</text:p>
      <text:p text:style-name="Standard"><text:s text:c="4"/>('D3', 1, 13),</text:p>
      <text:p text:style-name="Standard"><text:s text:c="4"/>('D3', 1, 14),</text:p>
      <text:p text:style-name="Standard"><text:s text:c="4"/>('D3', 1, 15),</text:p>
      <text:p text:style-name="Standard"><text:s text:c="4"/>('D3', 1, 16),</text:p>
      <text:p text:style-name="Standard"><text:s text:c="4"/>('D3', 1, 17),</text:p>
      <text:p text:style-name="Standard"><text:s text:c="4"/>('D3', 1, 18);</text:p>
      <text:p text:style-name="Standard"/>
      <text:p text:style-name="Standard">INSERT INTO course_subject (course_id, subject_id)</text:p>
      <text:p text:style-name="Standard">VALUES</text:p>
      <text:p text:style-name="Standard"><text:s text:c="4"/>(1, 1),</text:p>
      <text:p text:style-name="Standard"><text:s text:c="4"/>(1, 2),</text:p>
      <text:p text:style-name="Standard"><text:s text:c="4"/>(1, 3),</text:p>
      <text:p text:style-name="Standard"><text:s text:c="4"/>(1, 4),</text:p>
      <text:p text:style-name="Standard"><text:s text:c="4"/>(1, 5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4-02-24T11:45:00Z</meta:creation-date>
    <dc:date>2024-03-16T04:39:00Z</dc:date>
    <meta:template xlink:href="Normal" xlink:type="simple"/>
    <meta:editing-cycles>4</meta:editing-cycles>
    <meta:editing-duration>PT61200S</meta:editing-duration>
    <meta:document-statistic meta:page-count="1" meta:paragraph-count="4" meta:word-count="357" meta:character-count="2392" meta:row-count="16" meta:non-whitespace-character-count="2039"/>
  </office:meta>
</office:document-meta>
</file>